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9000005DD48E7B1C0FAFBF2F5.png" manifest:media-type="image/png"/>
  <manifest:file-entry manifest:full-path="Pictures/1000020100000964000005ACAEB5F9F69A2DD2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r2" style:family="presentation" style:parent-style-name="Diapositiva_20_de_20_título-title">
      <style:graphic-properties fo:min-height="6.6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iapositiva_20_de_20_título" presentation:presentation-page-layout-name="AL1T0">
        <draw:frame draw:style-name="gr1" draw:text-style-name="P1" draw:layer="layout" svg:width="31.539cm" svg:height="19.049cm" svg:x="1.199cm" svg:y="0cm">
          <draw:image xlink:href="Pictures/1000020100000964000005ACAEB5F9F69A2DD2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2T1">
        <draw:frame presentation:style-name="pr2" draw:layer="layout" svg:width="25.399cm" svg:height="6.631cm" svg:x="4.233cm" svg:y="3.118cm" presentation:class="title" presentation:placeholder="true">
          <draw:text-box/>
        </draw:frame>
        <draw:frame draw:style-name="gr3" draw:text-style-name="P3" draw:layer="layout" svg:width="30.568cm" svg:height="19.046cm" svg:x="1.782cm" svg:y="0.004cm" presentation:class="graphic" presentation:user-transformed="true">
          <draw:image xlink:href="Pictures/1000020100000969000005DD48E7B1C0FAFBF2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CO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s" style:country-asian="CO" style:font-style-asian="normal" style:font-weight-asian="normal" style:font-name-complex="FreeSans" style:font-family-complex="FreeSans" style:font-family-generic-complex="system" style:font-pitch-complex="variable" style:font-size-complex="28pt" style:language-complex="es" style:country-complex="CO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CO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CO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CO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CO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s" style:country-asian="CO" style:font-style-asian="normal" style:font-weight-asian="normal" style:font-name-complex="FreeSans" style:font-family-complex="FreeSans" style:font-family-generic-complex="system" style:font-pitch-complex="variable" style:font-size-complex="28pt" style:language-complex="es" style:country-complex="CO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CO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CO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C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</text:span><text:span text:style-name="MT2">a</text:span><text:span text:style-name="MT2">g</text:span><text:span text:style-name="MT2">a </text:span><text:span text:style-name="MT2">cl</text:span><text:span text:style-name="MT2">ic </text:span><text:span text:style-name="MT2">p</text:span><text:span text:style-name="MT2">ar</text:span><text:span text:style-name="MT2">a </text:span><text:span text:style-name="MT2">m</text:span><text:span text:style-name="MT2">o</text:span><text:span text:style-name="MT2">di</text:span><text:span text:style-name="MT2">fi</text:span><text:span text:style-name="MT2">c</text:span><text:span text:style-name="MT2">ar </text:span><text:span text:style-name="MT2">el </text:span><text:span text:style-name="MT2">e</text:span><text:span text:style-name="MT2">st</text:span><text:span text:style-name="MT2">il</text:span><text:span text:style-name="MT2">o </text:span><text:span text:style-name="MT2">d</text:span><text:span text:style-name="MT2">e </text:span><text:span text:style-name="MT2">tít</text:span><text:span text:style-name="MT2">ul</text:span><text:span text:style-name="MT2">o </text:span><text:span text:style-name="MT2">d</text:span><text:span text:style-name="MT2">el </text:span><text:span text:style-name="MT2">p</text:span><text:span text:style-name="MT2">at</text:span><text:span text:style-name="MT2">ró</text:span><text:span text:style-name="MT2">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7-13">7/13/17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Ha</text:span><text:span text:style-name="MT4">ga </text:span><text:span text:style-name="MT4">cli</text:span><text:span text:style-name="MT4">c </text:span><text:span text:style-name="MT4">pa</text:span><text:span text:style-name="MT4">ra </text:span><text:span text:style-name="MT4">m</text:span><text:span text:style-name="MT4">od</text:span><text:span text:style-name="MT4">ific</text:span><text:span text:style-name="MT4">ar </text:span><text:span text:style-name="MT4">el </text:span><text:span text:style-name="MT4">es</text:span><text:span text:style-name="MT4">til</text:span><text:span text:style-name="MT4">o </text:span><text:span text:style-name="MT4">de </text:span><text:span text:style-name="MT4">tít</text:span><text:span text:style-name="MT4">ul</text:span><text:span text:style-name="MT4">o </text:span><text:span text:style-name="MT4">de</text:span><text:span text:style-name="MT4">l </text:span><text:span text:style-name="MT4">pa</text:span><text:span text:style-name="MT4">tró</text:span><text:span text:style-name="MT4">n</text:span></text:p>
        </draw:text-box>
      </draw:frame>
      <draw:frame draw:name="Marcador de conteni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ar el estilo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3"><text:span text:style-name="MT8">Cuarto nivel</text:span></text:p>
                          <text:list>
                            <text:list-item>
                              <text:p text:style-name="MP13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7-13">7/13/17</text:date></text:span></text:p>
        </draw:text-box>
      </draw:frame>
      <draw:frame draw:name="Marcador de pie de pá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Daniel Jimenez</meta:initial-creator>
    <meta:editing-cycles>19</meta:editing-cycles>
    <meta:creation-date>2017-02-26T13:10:31</meta:creation-date>
    <dc:date>2017-07-13T15:09:56.055624726</dc:date>
    <meta:editing-duration>PT16H2M45S</meta:editing-duration>
    <meta:generator>LibreOffice/5.2.7.2$Linux_X86_64 LibreOffice_project/20m0$Build-2</meta:generator>
    <meta:document-statistic meta:object-count="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